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d9d9d9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solid" draw:fill-color="#595959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000000" draw:fill="solid" draw:fill-color="#d9d9d9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fill="solid" draw:fill-color="#595959" draw:textarea-horizontal-align="left" draw:textarea-vertical-align="middle" draw:auto-grow-height="false" fo:padding-top="0.125cm" fo:padding-bottom="0.125cm" fo:padding-left="0.25cm" fo:padding-right="0.25cm" fo:wrap-option="wrap"/>
      <style:paragraph-properties style:writing-mode="tb-rl"/>
    </style:style>
    <style:style style:name="gr5" style:family="graphic" style:parent-style-name="standard">
      <style:graphic-properties draw:stroke="solid" svg:stroke-width="0.071cm" svg:stroke-color="#4f81bd" draw:marker-end="msArrowOpenEnd_20_5" draw:marker-end-width="0.319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4f81bd" draw:marker-start="msArrowOpenEnd_20_5" draw:marker-start-width="0.319cm" draw:marker-start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000000" draw:fill="solid" draw:fill-color="#d9d9d9" draw:textarea-vertical-align="middle" draw:auto-grow-height="tru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3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/>
      <style:text-properties fo:font-size="18pt"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style:text-line-through-style="none" fo:font-family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color="#000000" style:text-line-through-style="none" fo:font-family="Calibri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office:forms form:automatic-focus="false" form:apply-design-mode="false"/>
        <draw:custom-shape draw:name="Rounded Rectangle 15" draw:style-name="gr1" draw:text-style-name="P2" draw:layer="layout" svg:width="5.59cm" svg:height="5.533cm" svg:x="0.842cm" svg:y="8.09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iquery</text:span></text:p>
          <text:p text:style-name="P1"><text:span text:style-name="T1">~/utils/iqu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rame 3" draw:style-name="gr2" draw:text-style-name="P2" draw:layer="layout" svg:width="11.582cm" svg:height="13.562cm" svg:x="10.854cm" svg:y="0.191cm">
          <text:p/>
          <draw:enhanced-geometry draw:type="mso-spt75" draw:modifiers="0"/>
        </draw:custom-shape>
        <draw:custom-shape draw:name="Rounded Rectangle 4" draw:style-name="gr3" draw:text-style-name="P2" draw:layer="layout" svg:width="11.582cm" svg:height="1.946cm" svg:x="10.854cm" svg:y="14.136cm">
          <text:p text:style-name="P1"><text:span text:style-name="T1">Shared Cache</text:span></text:p>
          <text:p text:style-name="P1"><text:span text:style-name="T1">~/src/smgr/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an 5" draw:style-name="gr2" draw:text-style-name="P2" draw:layer="layout" svg:width="11.582cm" svg:height="2.065cm" svg:x="10.854cm" svg:y="16.559cm">
          <text:p text:style-name="P1"><text:span text:style-name="T1">Disk Storage</text:span></text:p>
          <text:p text:style-name="P1"><text:span text:style-name="T1">~/src/smgr/i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Frame 7" draw:style-name="gr2" draw:text-style-name="P2" draw:layer="layout" svg:width="11.582cm" svg:height="2.891cm" svg:x="10.854cm" svg:y="0.191cm">
          <text:p text:style-name="P1"><text:span text:style-name="T1">Query Parsing</text:span></text:p>
          <text:p text:style-name="P1"><text:span text:style-name="T1">~/src/query/parser</text:span></text:p>
          <draw:enhanced-geometry draw:type="mso-spt75" draw:modifiers="0"/>
        </draw:custom-shape>
        <draw:custom-shape draw:name="Frame 8" draw:style-name="gr2" draw:text-style-name="P2" draw:layer="layout" svg:width="11.582cm" svg:height="2.891cm" svg:x="10.854cm" svg:y="2.86cm">
          <text:p text:style-name="P1"><text:span text:style-name="T1">Query Planning</text:span></text:p>
          <text:p text:style-name="P1"><text:span text:style-name="T1">~/src/query/optimizer</text:span></text:p>
          <draw:enhanced-geometry draw:type="mso-spt75" draw:modifiers="0"/>
        </draw:custom-shape>
        <draw:custom-shape draw:name="Frame 9" draw:style-name="gr2" draw:text-style-name="P2" draw:layer="layout" svg:width="11.582cm" svg:height="2.891cm" svg:x="10.854cm" svg:y="5.53cm">
          <text:p text:style-name="P1"><text:span text:style-name="T1">Executor</text:span></text:p>
          <text:p text:style-name="P1"><text:span text:style-name="T1">~/src/query/executor</text:span></text:p>
          <draw:enhanced-geometry draw:type="mso-spt75" draw:modifiers="0"/>
        </draw:custom-shape>
        <draw:custom-shape draw:name="Frame 10" draw:style-name="gr2" draw:text-style-name="P2" draw:layer="layout" svg:width="11.582cm" svg:height="2.891cm" svg:x="10.854cm" svg:y="8.2cm">
          <text:p text:style-name="P1"><text:span text:style-name="T1">Operators</text:span></text:p>
          <text:p text:style-name="P1"><text:span text:style-name="T1">~/src/query/ops</text:span></text:p>
          <draw:enhanced-geometry draw:type="mso-spt75" draw:modifiers="0"/>
        </draw:custom-shape>
        <draw:custom-shape draw:name="Frame 11" draw:style-name="gr2" draw:text-style-name="P2" draw:layer="layout" svg:width="11.582cm" svg:height="2.891cm" svg:x="10.854cm" svg:y="10.862cm">
          <text:p text:style-name="P1"><text:span text:style-name="T1">Array / Chunk Iterators</text:span></text:p>
          <text:p text:style-name="P1"><text:span text:style-name="T1">~/src/array</text:span></text:p>
          <draw:enhanced-geometry draw:type="mso-spt75" draw:modifiers="0"/>
        </draw:custom-shape>
        <draw:custom-shape draw:name="Frame 13" draw:style-name="gr2" draw:text-style-name="P2" draw:layer="layout" svg:width="4.725cm" svg:height="2.891cm" svg:x="1.262cm" svg:y="8.21cm">
          <text:p text:style-name="P1"><text:span text:style-name="T1">Client API</text:span></text:p>
          <text:p text:style-name="P1"><text:span text:style-name="T1">~/src/capi</text:span></text:p>
          <draw:enhanced-geometry draw:type="mso-spt75" draw:modifiers="0"/>
        </draw:custom-shape>
        <draw:custom-shape draw:name="Folded Corner 16" draw:style-name="gr1" draw:text-style-name="P2" draw:layer="layout" svg:width="2.087cm" svg:height="1.431cm" svg:x="1.554cm" svg:y="4.814cm">
          <text:p text:style-name="P1"><text:span text:style-name="T1">quer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Frame 17" draw:style-name="gr2" draw:text-style-name="P2" draw:layer="layout" svg:width="5.145cm" svg:height="2.891cm" svg:x="3.415cm" svg:y="0.191cm">
          <text:p text:style-name="P1"><text:span text:style-name="T1">Network</text:span></text:p>
          <text:p text:style-name="P1"><text:span text:style-name="T1">~/src/network</text:span></text:p>
          <draw:enhanced-geometry draw:type="mso-spt75" draw:modifiers="0"/>
        </draw:custom-shape>
        <draw:custom-shape draw:name="Frame 18" draw:style-name="gr4" draw:text-style-name="P2" draw:layer="layout" svg:width="2.794cm" svg:height="13.562cm" svg:x="8.286cm" svg:y="0.191cm">
          <text:p text:style-name="P1"><text:span text:style-name="T1">Task Mgmt</text:span></text:p>
          <text:p text:style-name="P1"><text:span text:style-name="T1">~/src/util</text:span></text:p>
          <draw:enhanced-geometry draw:type="mso-spt75" draw:modifiers="0"/>
        </draw:custom-shape>
        <draw:custom-shape draw:name="Frame 19" draw:style-name="gr4" draw:text-style-name="P2" draw:layer="layout" svg:width="2.794cm" svg:height="13.562cm" svg:x="22.243cm" svg:y="0.191cm">
          <text:p text:style-name="P1"><text:span text:style-name="T1">System Services</text:span></text:p>
          <text:p text:style-name="P1"><text:span text:style-name="T1">~/src/system</text:span></text:p>
          <draw:enhanced-geometry draw:type="mso-spt75" draw:modifiers="0"/>
        </draw:custom-shape>
        <draw:connector draw:name="Straight Arrow Connector 21" draw:style-name="gr5" draw:text-style-name="P3" draw:layer="layout" draw:type="line" svg:x1="2.595cm" svg:y1="8.096cm" svg:x2="2.599cm" svg:y2="6.248cm" svg:d="m2595 8096 4-1848">
          <text:p/>
        </draw:connector>
        <draw:connector draw:name="Elbow Connector 23" draw:style-name="gr5" draw:text-style-name="P3" draw:layer="layout" svg:x1="2.597cm" svg:y1="4.814cm" svg:x2="4.064cm" svg:y2="3.033cm" svg:d="m2597 4814v-890h1467v-891">
          <text:p/>
        </draw:connector>
        <draw:connector draw:name="Straight Arrow Connector 25" draw:style-name="gr5" draw:text-style-name="P3" draw:layer="layout" draw:type="line" svg:x1="7.735cm" svg:y1="1.229cm" svg:x2="9.159cm" svg:y2="1.234cm" svg:d="m7735 1229 1424 5">
          <text:p/>
        </draw:connector>
        <draw:connector draw:name="Straight Arrow Connector 26" draw:style-name="gr5" draw:text-style-name="P3" draw:layer="layout" draw:type="line" svg:x1="10.368cm" svg:y1="1.549cm" svg:x2="11.792cm" svg:y2="1.553cm" svg:d="m10368 1549 1424 4">
          <text:p/>
        </draw:connector>
        <draw:connector draw:name="Straight Arrow Connector 27" draw:style-name="gr5" draw:text-style-name="P3" draw:layer="layout" draw:type="line" svg:x1="12.218cm" svg:y1="1.978cm" svg:x2="12.213cm" svg:y2="3.95cm" svg:d="m12218 1978-5 1972">
          <text:p/>
        </draw:connector>
        <draw:connector draw:name="Straight Arrow Connector 29" draw:style-name="gr5" draw:text-style-name="P3" draw:layer="layout" draw:type="line" svg:x1="12.222cm" svg:y1="4.814cm" svg:x2="12.218cm" svg:y2="6.785cm" svg:d="m12222 4814-4 1971">
          <text:p/>
        </draw:connector>
        <draw:connector draw:name="Straight Arrow Connector 30" draw:style-name="gr5" draw:text-style-name="P3" draw:layer="layout" draw:type="line" svg:x1="21.53cm" svg:y1="1.067cm" svg:x2="22.954cm" svg:y2="1.072cm" svg:d="m21530 1067 1424 5">
          <text:p/>
        </draw:connector>
        <draw:connector draw:name="Straight Arrow Connector 31" draw:style-name="gr5" draw:text-style-name="P3" draw:layer="layout" draw:type="line" svg:x1="22.964cm" svg:y1="1.983cm" svg:x2="21.53cm" svg:y2="1.978cm" svg:d="m22964 1983-1434-5">
          <text:p/>
        </draw:connector>
        <draw:connector draw:name="Straight Arrow Connector 34" draw:style-name="gr5" draw:text-style-name="P3" draw:layer="layout" draw:type="line" svg:x1="12.227cm" svg:y1="7.436cm" svg:x2="12.222cm" svg:y2="9.408cm" svg:d="m12227 7436-5 1972">
          <text:p/>
        </draw:connector>
        <draw:connector draw:name="Straight Arrow Connector 35" draw:style-name="gr5" draw:text-style-name="P3" draw:layer="layout" draw:type="line" svg:x1="12.213cm" svg:y1="10.106cm" svg:x2="12.209cm" svg:y2="12.078cm" svg:d="m12213 10106-4 1972">
          <text:p/>
        </draw:connector>
        <draw:connector draw:name="Straight Arrow Connector 36" draw:style-name="gr5" draw:text-style-name="P3" draw:layer="layout" draw:type="line" svg:x1="12.231cm" svg:y1="12.923cm" svg:x2="12.227cm" svg:y2="14.894cm" svg:d="m12231 12923-4 1971">
          <text:p/>
        </draw:connector>
        <draw:connector draw:name="Straight Arrow Connector 37" draw:style-name="gr5" draw:text-style-name="P3" draw:layer="layout" draw:type="line" svg:x1="12.209cm" svg:y1="15.573cm" svg:x2="12.205cm" svg:y2="17.544cm" svg:d="m12209 15573-4 1971">
          <text:p/>
        </draw:connector>
        <draw:connector draw:name="Straight Arrow Connector 38" draw:style-name="gr5" draw:text-style-name="P3" draw:layer="layout" draw:type="line" svg:x1="13.561cm" svg:y1="17.517cm" svg:x2="13.557cm" svg:y2="15.573cm" svg:d="m13561 17517-4-1944">
          <text:p/>
        </draw:connector>
        <draw:connector draw:name="Straight Arrow Connector 40" draw:style-name="gr5" draw:text-style-name="P3" draw:layer="layout" draw:type="line" svg:x1="13.557cm" svg:y1="14.726cm" svg:x2="13.552cm" svg:y2="12.781cm" svg:d="m13557 14726-5-1945">
          <text:p/>
        </draw:connector>
        <draw:connector draw:name="Straight Arrow Connector 41" draw:style-name="gr5" draw:text-style-name="P3" draw:layer="layout" draw:type="line" svg:x1="13.552cm" svg:y1="12.078cm" svg:x2="13.548cm" svg:y2="10.133cm" svg:d="m13552 12078-4-1945">
          <text:p/>
        </draw:connector>
        <draw:connector draw:name="Straight Arrow Connector 43" draw:style-name="gr5" draw:text-style-name="P3" draw:layer="layout" draw:type="line" svg:x1="12.65cm" svg:y1="7.86cm" svg:x2="12.646cm" svg:y2="9.831cm" svg:d="m12650 7860-4 1971">
          <text:p/>
        </draw:connector>
        <draw:connector draw:name="Straight Arrow Connector 44" draw:style-name="gr5" draw:text-style-name="P3" draw:layer="layout" draw:type="line" svg:x1="11.792cm" svg:y1="7.214cm" svg:x2="11.788cm" svg:y2="9.185cm" svg:d="m11792 7214-4 1971">
          <text:p/>
        </draw:connector>
        <draw:connector draw:name="Straight Arrow Connector 45" draw:style-name="gr5" draw:text-style-name="P3" draw:layer="layout" draw:type="line" svg:x1="21.521cm" svg:y1="3.898cm" svg:x2="22.945cm" svg:y2="3.903cm" svg:d="m21521 3898 1424 5">
          <text:p/>
        </draw:connector>
        <draw:connector draw:name="Straight Arrow Connector 46" draw:style-name="gr5" draw:text-style-name="P3" draw:layer="layout" draw:type="line" svg:x1="22.954cm" svg:y1="4.814cm" svg:x2="21.521cm" svg:y2="4.809cm" svg:d="m22954 4814-1433-5">
          <text:p/>
        </draw:connector>
        <draw:connector draw:name="Straight Arrow Connector 47" draw:style-name="gr5" draw:text-style-name="P3" draw:layer="layout" draw:type="line" svg:x1="21.512cm" svg:y1="6.526cm" svg:x2="22.936cm" svg:y2="6.531cm" svg:d="m21512 6526 1424 5">
          <text:p/>
        </draw:connector>
        <draw:connector draw:name="Straight Arrow Connector 48" draw:style-name="gr5" draw:text-style-name="P3" draw:layer="layout" draw:type="line" svg:x1="22.945cm" svg:y1="7.442cm" svg:x2="21.512cm" svg:y2="7.437cm" svg:d="m22945 7442-1433-5">
          <text:p/>
        </draw:connector>
        <draw:connector draw:name="Straight Arrow Connector 49" draw:style-name="gr5" draw:text-style-name="P3" draw:layer="layout" draw:type="line" svg:x1="11.456cm" svg:y1="9.827cm" svg:x2="10.251cm" svg:y2="9.831cm" svg:d="m11456 9827-1205 4">
          <text:p/>
        </draw:connector>
        <draw:connector draw:name="Straight Arrow Connector 51" draw:style-name="gr5" draw:text-style-name="P3" draw:layer="layout" draw:type="line" svg:x1="8.94cm" svg:y1="1.974cm" svg:x2="7.735cm" svg:y2="1.978cm" svg:d="m8940 1974-1205 4">
          <text:p/>
        </draw:connector>
        <draw:connector draw:name="Elbow Connector 52" draw:style-name="gr6" draw:text-style-name="P3" draw:layer="layout" svg:x1="5.367cm" svg:y1="4.764cm" svg:x2="6.411cm" svg:y2="3.084cm" svg:d="m5367 4764v-840h1044v-840">
          <text:p/>
        </draw:connector>
        <draw:custom-shape draw:name="Folded Corner 57" draw:style-name="gr1" draw:text-style-name="P2" draw:layer="layout" svg:width="2.087cm" svg:height="1.431cm" svg:x="4.324cm" svg:y="4.765cm">
          <text:p text:style-name="P1"><text:span text:style-name="T1">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name="Straight Arrow Connector 58" draw:style-name="gr5" draw:text-style-name="P3" draw:layer="layout" draw:type="line" svg:x1="5.369cm" svg:y1="6.198cm" svg:x2="5.365cm" svg:y2="8.285cm" svg:d="m5369 6198-4 2087">
          <text:p/>
        </draw:connector>
        <draw:custom-shape draw:name="Oval 64" draw:style-name="gr7" draw:text-style-name="P2" draw:layer="layout" svg:width="1.536cm" svg:height="0.716cm" svg:x="0.842cm" svg:y="6.855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5" draw:style-name="gr7" draw:text-style-name="P2" draw:layer="layout" svg:width="1.239cm" svg:height="0.716cm" svg:x="1.359cm" svg:y="3.075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6" draw:style-name="gr7" draw:text-style-name="P2" draw:layer="layout" svg:width="1.208cm" svg:height="0.716cm" svg:x="9.16cm" svg:y="0.781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7" draw:style-name="gr7" draw:text-style-name="P2" draw:layer="layout" svg:width="1.018cm" svg:height="0.716cm" svg:x="20.493cm" svg:y="1.19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8" draw:style-name="gr7" draw:text-style-name="P2" draw:layer="layout" svg:width="1.018cm" svg:height="0.716cm" svg:x="12.529cm" svg:y="2.635cm">
          <text:p text:style-name="P1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9" draw:style-name="gr7" draw:text-style-name="P2" draw:layer="layout" svg:width="1.018cm" svg:height="0.716cm" svg:x="12.542cm" svg:y="5.327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0" draw:style-name="gr7" draw:text-style-name="P2" draw:layer="layout" svg:width="1.018cm" svg:height="0.716cm" svg:x="20.493cm" svg:y="4.051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1" draw:style-name="gr7" draw:text-style-name="P2" draw:layer="layout" svg:width="1.018cm" svg:height="0.716cm" svg:x="20.493cm" svg:y="6.679cm">
          <text:p text:style-name="P1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2" draw:style-name="gr7" draw:text-style-name="P2" draw:layer="layout" svg:width="1.018cm" svg:height="0.716cm" svg:x="12.868cm" svg:y="7.877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3" draw:style-name="gr7" draw:text-style-name="P2" draw:layer="layout" svg:width="1.342cm" svg:height="0.716cm" svg:x="10.449cm" svg:y="10.733cm">
          <text:p text:style-name="P1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4" draw:style-name="gr7" draw:text-style-name="P2" draw:layer="layout" svg:width="1.342cm" svg:height="0.716cm" svg:x="10.785cm" svg:y="13.395cm">
          <text:p text:style-name="P1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5" draw:style-name="gr7" draw:text-style-name="P2" draw:layer="layout" svg:width="1.342cm" svg:height="0.716cm" svg:x="10.785cm" svg:y="16.2cm">
          <text:p text:style-name="P1"><text:span text:style-name="T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6" draw:style-name="gr7" draw:text-style-name="P2" draw:layer="layout" svg:width="1.342cm" svg:height="0.716cm" svg:x="13.887cm" svg:y="16.234cm">
          <text:p text:style-name="P1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7" draw:style-name="gr7" draw:text-style-name="P2" draw:layer="layout" svg:width="1.342cm" svg:height="0.716cm" svg:x="13.887cm" svg:y="13.395cm">
          <text:p text:style-name="P1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8" draw:style-name="gr7" draw:text-style-name="P2" draw:layer="layout" svg:width="1.342cm" svg:height="0.716cm" svg:x="13.887cm" svg:y="10.733cm">
          <text:p text:style-name="P1"><text:span text:style-name="T2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9" draw:style-name="gr7" draw:text-style-name="P2" draw:layer="layout" svg:width="1.342cm" svg:height="0.716cm" svg:x="9.16cm" svg:y="8.899cm">
          <text:p text:style-name="P1"><text:span text:style-name="T2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0" draw:style-name="gr7" draw:text-style-name="P2" draw:layer="layout" svg:width="1.342cm" svg:height="0.716cm" svg:x="9.025cm" svg:y="2.215cm">
          <text:p text:style-name="P1"><text:span text:style-name="T2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1" draw:style-name="gr7" draw:text-style-name="P2" draw:layer="layout" svg:width="1.342cm" svg:height="0.716cm" svg:x="6.392cm" svg:y="3.895cm">
          <text:p text:style-name="P1"><text:span text:style-name="T2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2" draw:style-name="gr7" draw:text-style-name="P2" draw:layer="layout" svg:width="1.342cm" svg:height="0.716cm" svg:x="5.988cm" svg:y="6.679cm">
          <text:p text:style-name="P1"><text:span text:style-name="T2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83" draw:style-name="gr8" draw:text-style-name="P2" draw:layer="layout" svg:width="9.821cm" svg:height="4.143cm" svg:x="0.681cm" svg:y="14.676cm">
          <text:p text:style-name="P1"><text:span text:style-name="T3">SciDB: Life of a Query</text:span></text:p>
          <text:p text:style-name="P1"><text:span text:style-name="T3"><text:s/></text:span><text:span text:style-name="T4">Single instance architecture and control flow during query execution, showing relationship of software modules to code tree.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.225cm" fo:margin-bottom="0.5cm" fo:text-align="start" fo:text-indent="0cm" style:punctuation-wrap="hanging"/>
      <style:text-properties fo:font-size="18pt" fo:hyphenate="false"/>
    </style:style>
    <style:style style:name="MP7" style:family="paragraph">
      <style:paragraph-properties fo:margin-left="0cm" fo:margin-right="0cm" fo:margin-top="0.197cm" fo:margin-bottom="0.5cm" fo:text-align="start" fo:text-indent="0cm" style:punctuation-wrap="hanging"/>
      <style:text-properties fo:font-size="18pt" fo:hyphenate="fals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10" style:family="paragraph">
      <style:paragraph-properties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2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5"><text:span text:style-name="MT2">Seventh Outline Level</text:span></text:p>
                                      <text:list>
                                        <text:list-item>
                                          <text:p text:style-name="MP5"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2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8"><text:span text:style-name="MT4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5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6"><text:date style:data-style-name="D1" text:date-value="2012-04-13">4/13/12</text:date></text:span></text:p>
        </draw:text-box>
      </draw:frame>
      <draw:frame draw:name="Footer Placeholder 4" presentation:style-name="Mpr3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2" draw:layer="backgroundobjects" svg:width="5.926cm" svg:height="1.013cm" svg:x="18.203cm" svg:y="17.657cm" presentation:class="page-number" presentation:user-transformed="true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document-statistic meta:object-count="83"/>
    <meta:generator>OpenOffice.org/3.2$Unix OpenOffice.org_project/320m19$Build-9505</meta:generator>
  </office:meta>
</office:document-meta>
</file>